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officeooo:rsid="00013110" officeooo:paragraph-rsid="00013110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rsid="00021f70" officeooo:paragraph-rsid="00021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ame Design Document</text:p>
      <text:p text:style-name="P1"/>
      <text:p text:style-name="P1"/>
      <text:p text:style-name="P2">Histoire : </text:p>
      <text:p text:style-name="P2">Le héro veut pêcher un poisson légendaire. Il lui faut amener 10 poisson de chaque type au maître pour obtenir la canne à pêche permettant de ferrer le poisson légendaire.</text:p>
      <text:p text:style-name="P2"/>
      <text:p text:style-name="P2">Personnages :</text:p>
      <text:p text:style-name="P2">-personnage principal</text:p>
      <text:p text:style-name="P2">- maître</text:p>
      <text:p text:style-name="P2"/>
      <text:p text:style-name="P2">Gameplay : </text:p>
      <text:p text:style-name="P2">-Pêcher par mise du poisson dans une barre de « pêche »</text:p>
      <text:p text:style-name="P2"/>
      <text:p text:style-name="P2">Interface Utilisateur : </text:p>
      <text:p text:style-name="P2">-Inventaire</text:p>
      <text:p text:style-name="P2"/>
      <text:p text:style-name="P2">Contrôles</text:p>
      <text:p text:style-name="P2">- Gamepad</text:p>
      <text:p text:style-name="P2"/>
      <text:p text:style-name="P2">Conditions de victoire : </text:p>
      <text:p text:style-name="P2">-Pêcher un poisson légendai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7-18T16:25:15.317000000</dc:date>
    <meta:editing-duration>PT5M52S</meta:editing-duration>
    <meta:editing-cycles>2</meta:editing-cycles>
    <meta:document-statistic meta:table-count="0" meta:image-count="0" meta:object-count="0" meta:page-count="1" meta:paragraph-count="14" meta:word-count="70" meta:character-count="418" meta:non-whitespace-character-count="358"/>
  </office:meta>
</office:document-meta>
</file>